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co6" style:family="table-column">
      <style:table-column-properties fo:break-before="auto" style:column-width="0.8925in"/>
    </style:style>
    <style:style style:name="co2" style:family="table-column">
      <style:table-column-properties fo:break-before="auto" style:column-width="2.0646in"/>
    </style:style>
    <style:style style:name="co3" style:family="table-column">
      <style:table-column-properties fo:break-before="auto" style:column-width="2.0311in"/>
    </style:style>
    <style:style style:name="co4" style:family="table-column">
      <style:table-column-properties fo:break-before="auto" style:column-width="1.5839in"/>
    </style:style>
    <style:style style:name="co5" style:family="table-column">
      <style:table-column-properties fo:break-before="auto" style:column-width="2.1846in"/>
    </style:style>
    <style:style style:name="co7" style:family="table-column">
      <style:table-column-properties fo:break-before="auto" style:column-width="1.3866in"/>
    </style:style>
    <style:style style:name="co8" style:family="table-column">
      <style:table-column-properties fo:break-before="auto" style:column-width="1.9445in"/>
    </style:style>
    <style:style style:name="ro1" style:family="table-row">
      <style:table-row-properties style:row-height="0.1681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Sheet1" table:style-name="ta1" table:print="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7" table:default-cell-style-name="ce1"/>
        <table:table-column table:style-name="co6" table:default-cell-style-name="ce1"/>
        <table:table-column table:style-name="co8" table:number-columns-repeated="2" table:default-cell-style-name="ce1"/>
        <table:table-column table:style-name="co6" table:number-columns-repeated="1016" table:default-cell-style-name="ce1"/>
        <table:table-row table:style-name="ro1">
          <table:table-cell table:number-columns-repeated="1024"/>
        </table:table-row>
        <table:table-row table:style-name="ro2">
          <table:table-cell office:value-type="string">
            <text:p>Welcome</text:p>
          </table:table-cell>
          <table:table-cell office:value-type="string">
            <text:p>Initial Setup</text:p>
          </table:table-cell>
          <table:table-cell office:value-type="string">
            <text:p>Enter password</text:p>
          </table:table-cell>
          <table:table-cell office:value-type="string">
            <text:p>Battery life</text:p>
          </table:table-cell>
          <table:table-cell office:value-type="string">
            <text:p>Turn on </text:p>
          </table:table-cell>
          <table:table-cell office:value-type="string">
            <text:p>GPS disabled</text:p>
          </table:table-cell>
          <table:table-cell office:value-type="string">
            <text:p>Turn on conclusion</text:p>
          </table:table-cell>
          <table:table-cell office:value-type="string">
            <text:p>Conclusion</text:p>
          </table:table-cell>
          <table:table-cell table:number-columns-repeated="1016"/>
        </table:table-row>
        <table:table-row table:style-name="ro3">
          <table:table-cell office:value-type="string">
            <text:p>Welcome to Tiny Travel Tracker. This application periodically finds your GPS coordinates and stores your current position in a private database on the phone whenever your phone is on. The following screens will lead you through some setup questions. All the settings specified on the following screens can be updated in the Settings menu</text:p>
          </table:table-cell>
          <table:table-cell office:value-type="string">
            <text:p>Would you like to set a password? A password will be used to encrypt <text:s/>data used by this application</text:p>
          </table:table-cell>
          <table:table-cell office:value-type="string">
            <text:p>Enter new password <text:s/>(error: Passwords don't match)</text:p>
          </table:table-cell>
          <table:table-cell office:value-type="string">
            <text:p>Please specify the percentage of time you want the GPS used. A greater percentage will result in more readings, but will use more battery life. (Slider 100%) Please enter a minimum battery life. If the battery life falls below this percentage, the application will stop taking readings (Slider 100 %)</text:p>
          </table:table-cell>
          <table:table-cell office:value-type="string">
            <text:p>Would you like to turn on GPS reading now? Radio Yes No</text:p>
          </table:table-cell>
          <table:table-cell office:value-type="string">
            <text:p>GPS needs to be turned on to use this application. Please turn it on on the following screen.</text:p>
          </table:table-cell>
          <table:table-cell office:value-type="string">
            <text:p>GPS reading will stay on, even across reboots, until you decide to turn it off. You can tell that its on based on the “Frog” icon at the top. </text:p>
          </table:table-cell>
          <table:table-cell office:value-type="string">
            <text:p>You're now being taken to map view. However, there won't be any history to see until some GPS readings are taken. Hope you enjoy the application! </text:p>
          </table:table-cell>
          <table:table-cell table:number-columns-repeated="1016"/>
        </table:table-row>
        <table:table-row table:style-name="ro4">
          <table:table-cell/>
          <table:table-cell office:value-type="string">
            <text:p>Radio Yes No</text:p>
          </table:table-cell>
          <table:table-cell table:number-columns-repeated="1022"/>
        </table:table-row>
        <table:table-row table:style-name="ro4">
          <table:table-cell office:value-type="string">
            <text:p>Prev Next</text:p>
          </table:table-cell>
          <table:table-cell office:value-type="string">
            <text:p>Prev Next</text:p>
          </table:table-cell>
          <table:table-cell office:value-type="string">
            <text:p>Prev Next</text:p>
          </table:table-cell>
          <table:table-cell office:value-type="string">
            <text:p>Prev Next</text:p>
          </table:table-cell>
          <table:table-cell office:value-type="string">
            <text:p>Prev Next</text:p>
          </table:table-cell>
          <table:table-cell office:value-type="string">
            <text:p>Prev Next</text:p>
          </table:table-cell>
          <table:table-cell/>
          <table:table-cell office:value-type="string">
            <text:p>Prev Next</text:p>
          </table:table-cell>
          <table:table-cell table:number-columns-repeated="1016"/>
        </table:table-row>
        <table:table-row table:style-name="ro4">
          <table:table-cell/>
          <table:table-cell office:value-type="string">
            <text:p>On yes, Enter password</text:p>
          </table:table-cell>
          <table:table-cell table:number-columns-repeated="5"/>
          <table:table-cell office:value-type="string">
            <text:p>Map screen</text:p>
          </table:table-cell>
          <table:table-cell table:number-columns-repeated="1016"/>
        </table:table-row>
        <table:table-row table:style-name="ro4">
          <table:table-cell/>
          <table:table-cell office:value-type="string">
            <text:p>On no, Battery life</text:p>
          </table:table-cell>
          <table:table-cell table:number-columns-repeated="1022"/>
        </table:table-row>
        <table:table-row table:style-name="ro4" table:number-rows-repeated="1048568">
          <table:table-cell table:number-columns-repeated="1024"/>
        </table:table-row>
        <table:table-row table:style-name="ro4">
          <table:table-cell table:number-columns-repeated="1024"/>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table-cell">
      <style:paragraph-properties style:tab-stop-distance="0.5in"/>
      <style:text-properties style:font-name="Arial" fo:language="en" fo:country="US"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5">05/15/2012</text:date>, <text:time>23:03: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Engler</meta:initial-creator>
    <meta:creation-date>2012-05-15T14:28:57</meta:creation-date>
    <dc:date>2012-05-15T23:03:53</dc:date>
    <dc:creator>Tim Engler</dc:creator>
    <meta:editing-duration>PT1H15M47S</meta:editing-duration>
    <meta:editing-cycles>7</meta:editing-cycles>
    <meta:generator>OpenOffice.org/3.3$Unix OpenOffice.org_project/330m20$Build-9567</meta:generator>
    <meta:document-statistic meta:table-count="3" meta:cell-count="27" meta:object-count="0"/>
  </office:meta>
</office:document-meta>
</file>